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style:font-size-asian="36pt" style:font-size-complex="36pt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7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6pt" fo:text-shadow="1pt 1pt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3" style:family="paragraph">
      <style:paragraph-properties fo:margin-left="0.318cm" fo:margin-right="0cm" fo:text-align="start" fo:text-indent="0cm"/>
      <style:text-properties fo:font-size="26pt"/>
    </style:style>
    <style:style style:name="P14" style:family="paragraph">
      <style:paragraph-properties fo:margin-left="0.318cm" fo:margin-right="0cm" fo:text-indent="0cm"/>
      <style:text-properties fo:font-size="26pt"/>
    </style:style>
    <style:style style:name="P1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 Semibold1" fo:font-size="32pt" fo:font-style="normal" fo:text-shadow="none" style:font-size-asian="32pt" style:font-style-asian="normal" style:font-size-complex="32pt" style:font-style-complex="normal"/>
    </style:style>
    <style:style style:name="T4" style:family="text">
      <style:text-properties fo:color="#000000" style:font-name="Segoe UI2" fo:font-size="36pt" fo:text-shadow="none" style:font-size-asian="36pt" style:font-size-complex="36pt"/>
    </style:style>
    <style:style style:name="T5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8" style:family="text">
      <style:text-properties fo:color="#000000" style:font-name="Segoe UI Semibold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538</text:span></text:p>
            <text:p text:style-name="P1"><text:span text:style-name="T2">“</text:span><text:span text:style-name="T2">Praise Be to Christ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908cm" svg:height="7.366cm" svg:x="1.016cm" svg:y="0.508cm">
          <draw:text-box>
            <text:p text:style-name="P4"><text:span text:style-name="T4">1. </text:span><text:span text:style-name="T5">Praise be to Christ in whom we see</text:span><text:span text:style-name="T5"><text:line-break/></text:span><text:span text:style-name="T5">The image of the Father shown,</text:span><text:span text:style-name="T5"><text:line-break/></text:span><text:span text:style-name="T5">The firstborn Son revealed and known,</text:span><text:span text:style-name="T5"><text:line-break/></text:span><text:span text:style-name="T5">The truth and grace of deit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4" draw:text-style-name="P5" draw:layer="layout" svg:width="25.908cm" svg:height="7.011cm" svg:x="1.084cm" svg:y="0.537cm">
          <draw:text-box>
            <text:p text:style-name="P6"><text:span text:style-name="T5">Through whom creation came to birth,</text:span><text:span text:style-name="T5"><text:line-break/></text:span><text:span text:style-name="T5">Whose fingers set the stars in place,</text:span><text:span text:style-name="T5"><text:line-break/></text:span><text:span text:style-name="T5">The unseen pow’rs, and this small earth,</text:span><text:span text:style-name="T5"><text:line-break/></text:span><text:span text:style-name="T5">The furthest bounds of time and sp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draw:frame draw:style-name="gr5" draw:text-style-name="P8" draw:layer="layout" svg:width="25.908cm" svg:height="7.011cm" svg:x="1.061cm" svg:y="0.58cm">
          <draw:text-box>
            <text:p text:style-name="P7"><text:span text:style-name="T6">2. </text:span><text:span text:style-name="T5">Praise be to Him whose sov’reign sway</text:span><text:span text:style-name="T5"><text:line-break/></text:span><text:span text:style-name="T5">And will upholds creation’s plan;</text:span><text:span text:style-name="T5"><text:line-break/></text:span><text:span text:style-name="T5">Who is, before all worlds began</text:span><text:span text:style-name="T5"><text:line-break/></text:span><text:span text:style-name="T5">And when our world has passed away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gr5" draw:text-style-name="P10" draw:layer="layout" svg:width="26.162cm" svg:height="7.011cm" svg:x="0.808cm" svg:y="0.531cm">
          <draw:text-box>
            <text:p text:style-name="P9"><text:span text:style-name="T5">Lord of the Church, its life and head,</text:span><text:span text:style-name="T5"><text:line-break/></text:span><text:span text:style-name="T5">Redemption’s price and source and theme,</text:span><text:span text:style-name="T5"><text:line-break/></text:span><text:span text:style-name="T5">Alive, the firstborn from the dead,</text:span><text:span text:style-name="T5"><text:line-break/></text:span><text:span text:style-name="T5">To reign as all-in-all supre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5" draw:text-style-name="P11" draw:layer="layout" svg:width="25.908cm" svg:height="7.011cm" svg:x="1.084cm" svg:y="0.416cm">
          <draw:text-box>
            <text:p text:style-name="P4"><text:span text:style-name="T7">3. </text:span><text:span text:style-name="T5">Praise be to Him who, Lord Most High,</text:span><text:span text:style-name="T5"><text:line-break/></text:span><text:span text:style-name="T5">The fullness of the Godhead shares;</text:span><text:span text:style-name="T5"><text:line-break/></text:span><text:span text:style-name="T5">And yet our human nature bears,</text:span><text:span text:style-name="T5"><text:line-break/></text:span><text:span text:style-name="T5">Who came as man to bleed and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>
        <draw:frame draw:style-name="gr6" draw:text-style-name="P15" draw:layer="layout" svg:width="26.11cm" svg:height="13.963cm" svg:x="1.068cm" svg:y="0.485cm">
          <draw:text-box>
            <text:p text:style-name="P12"><text:span text:style-name="T5">And from His cross there flows our peace</text:span><text:span text:style-name="T5"><text:line-break/></text:span><text:span text:style-name="T5">Who chose for us the path He trod,</text:span><text:span text:style-name="T5"><text:line-break/></text:span><text:span text:style-name="T5">That so might sins and sorrows cease</text:span><text:span text:style-name="T5"><text:line-break/></text:span><text:span text:style-name="T5">And all be reconciled to God.</text:span></text:p>
            <text:p text:style-name="P13"><text:span text:style-name="T8"/></text:p>
            <text:p text:style-name="P13"><text:span text:style-name="T8"/></text:p>
            <text:p text:style-name="P13"><text:span text:style-name="T8">© 1984 Hope Publishing Co.</text:span></text:p>
            <text:p text:style-name="P14"><text:span text:style-name="T8">Used by permission:</text:span></text:p>
            <text:p text:style-name="P14"><text:span text:style-name="T8">LSB Hymn License</text:span></text:p>
            <text:p text:style-name="P14"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9:47:42.736000000</meta:creation-date>
    <dc:date>2019-03-26T13:46:39.873000000</dc:date>
    <meta:editing-duration>PT19M33S</meta:editing-duration>
    <meta:editing-cycles>7</meta:editing-cycles>
    <meta:generator>LibreOffice/6.1.5.2$Windows_X86_64 LibreOffice_project/90f8dcf33c87b3705e78202e3df5142b201bd805</meta:generator>
    <meta:document-statistic meta:object-count="42"/>
  </office:meta>
</office:document-meta>
</file>